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9.93mm" table:align="left"/>
    </style:style>
    <style:style style:name="Table1.A" style:family="table-column">
      <style:table-column-properties style:column-width="142.89mm"/>
    </style:style>
    <style:style style:name="Table1.B" style:family="table-column">
      <style:table-column-properties style:column-width="27.04mm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1813c4" officeooo:paragraph-rsid="00181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PO Zimlet Test Scrip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TEST</text:p>
            </table:table-cell>
            <table:table-cell table:style-name="Table1.B1" office:value-type="string">
              <text:p text:style-name="P3">OK?</text:p>
            </table:table-cell>
          </table:table-row>
        </table:table-header-rows>
        <table:table-row>
          <table:table-cell table:style-name="Table1.A2" office:value-type="string">
            <text:p text:style-name="P2">UI does not enforce Purpose until first attendee entered 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UI forces entry of three words in Purpose when first attendee enter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lipping between tabs while entering HPO meeting does not lose fields 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lipping between tabs after saving to draft does not lose any fields 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aving draft of current HPO does not lose any information 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warded appointments do not create double buttons 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nsure settings are working, Purpose is mandatory, Decisions are optional (in our</text:p>
            <text:p text:style-name="P2">deployment).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ttach file to meeting and ensure that it can be attached to the meeting. 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wer fields are always cleared in all conditions 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nl" fo:country="NL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ans" fo:font-size="12pt" fo:language="nl" fo:country="NL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25:52.083609142</meta:creation-date>
    <dc:date>2019-09-23T09:28:26.398159505</dc:date>
    <meta:editing-duration>PT2M35S</meta:editing-duration>
    <meta:editing-cycles>1</meta:editing-cycles>
    <meta:document-statistic meta:table-count="1" meta:image-count="0" meta:object-count="0" meta:page-count="1" meta:paragraph-count="13" meta:word-count="102" meta:character-count="621" meta:non-whitespace-character-count="525"/>
    <meta:generator>LibreOffice/6.2.7.1$Linux_X86_64 LibreOffice_project/20$Build-1</meta:generator>
  </office:meta>
</office:document-meta>
</file>